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14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14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b026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14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b026" officeooo:paragraph-rsid="0023b026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14%" fo:text-align="end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b026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in" fo:margin-bottom="0in" style:contextual-spacing="false" fo:line-height="114%" fo:text-align="end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b026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14%" fo:text-align="end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b026" style:text-blinking="false" fo:background-color="transparent"/>
    </style:style>
    <style:style style:name="P10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b026" officeooo:paragraph-rsid="0023b026" style:text-blinking="false" fo:background-color="transparent"/>
    </style:style>
    <style:style style:name="P11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12" style:family="paragraph" style:parent-style-name="Text_20_body">
      <style:paragraph-properties fo:margin-top="0.139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ed681" officeooo:paragraph-rsid="001ed681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style:style style:name="T3" style:family="text">
      <style:text-properties officeooo:rsid="0023b026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0675ebf-e7cd-ed48-3df3-ff73a0a00227"/>Paul Nickerson</text:p>
      <text:p text:style-name="P2">COP3530</text:p>
      <text:p text:style-name="P2">1087</text:p>
      <text:p text:style-name="P5">12/2/14</text:p>
      <text:p text:style-name="P2">Project <text:span text:style-name="T3">2</text:span>, Parts 1-<text:span text:style-name="T3">4 + Bonus</text:span></text:p>
      <text:p text:style-name="Text_20_body"/>
      <text:p text:style-name="P3">I hereby affirm that the following work is my own and that the Honor Code was neither bent nor broken:</text:p>
      <text:p text:style-name="Text_20_body"/>
      <text:p text:style-name="P1">_____________________________________________</text:p>
      <text:p text:style-name="P12"/>
      <text:p text:style-name="P12"/>
      <text:p text:style-name="P6">Paul Nickerson</text:p>
      <text:p text:style-name="P4">COP3530</text:p>
      <text:p text:style-name="P4">1087</text:p>
      <text:p text:style-name="P5">12/2/14</text:p>
      <text:p text:style-name="P9">Project <text:span text:style-name="T3">2</text:span>, Parts 1-<text:span text:style-name="T3">4 + Bonus</text:span></text:p>
      <text:list xml:id="list6000506398708509048" text:style-name="L1">
        <text:list-header>
          <text:p text:style-name="P8"/>
        </text:list-header>
        <text:list-item>
          <text:p text:style-name="P7">Does the program compile without errors?</text:p>
          <text:list>
            <text:list-header>
              <text:p text:style-name="P7">Yes</text:p>
            </text:list-header>
          </text:list>
        </text:list-item>
        <text:list-item>
          <text:p text:style-name="P7">Does the program compile without warnings?</text:p>
          <text:list>
            <text:list-header>
              <text:p text:style-name="P7">Yes</text:p>
            </text:list-header>
          </text:list>
        </text:list-item>
        <text:list-item>
          <text:p text:style-name="P7">Does the program run without crashing?</text:p>
          <text:list>
            <text:list-header>
              <text:p text:style-name="P7">Yes</text:p>
            </text:list-header>
          </text:list>
        </text:list-item>
        <text:list-item>
          <text:p text:style-name="P7">Describe how you tested the program.</text:p>
          <text:list>
            <text:list-header>
              <text:p text:style-name="P10">I implemented an extensive unit testing sutie using the CATCH framework to poke every nook and cranny of my code</text:p>
            </text:list-header>
          </text:list>
        </text:list-item>
        <text:list-item>
          <text:p text:style-name="P11"><text:span text:style-name="T1">Describe the ways in which the program does </text:span><text:span text:style-name="T2">not</text:span><text:span text:style-name="T1"> meet assignment's specifications.</text:span></text:p>
          <text:list>
            <text:list-header>
              <text:p text:style-name="P10">The double hashing and quadratic probe project sections do not implement the remove() functionality, for reasons given in the learning experience</text:p>
            </text:list-header>
          </text:list>
        </text:list-item>
        <text:list-item>
          <text:p text:style-name="P7">Describe all known and suspected bugs.</text:p>
          <text:list>
            <text:list-header>
              <text:p text:style-name="P10">Because I do a lot of c-string copying to avoid potentially overwriting pointers used by other parts of the tree, there are likely a few memory leaks</text:p>
            </text:list-header>
          </text:list>
        </text:list-item>
        <text:list-item>
          <text:p text:style-name="P7">Does the program run correctly?</text:p>
          <text:list>
            <text:list-header>
              <text:p text:style-name="P7">Yes, all output is as expected</text:p>
            </text:list-header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Nickerson</meta:initial-creator>
    <meta:creation-date>2014-11-25T11:34:48.416528517</meta:creation-date>
    <dc:date>2014-12-03T04:17:50.807735768</dc:date>
    <dc:creator>Paul Nickerson</dc:creator>
    <meta:editing-duration>PT53M42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27" meta:word-count="174" meta:character-count="1033" meta:non-whitespace-character-count="891"/>
  </office:meta>
</office:document-meta>
</file>